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ea3" officeooo:paragraph-rsid="00144ea3"/>
    </style:style>
    <style:style style:name="P2" style:family="paragraph" style:parent-style-name="Standard">
      <style:text-properties officeooo:rsid="00149ef8" officeooo:paragraph-rsid="00149ef8"/>
    </style:style>
    <style:style style:name="P3" style:family="paragraph" style:parent-style-name="Standard">
      <style:text-properties officeooo:rsid="0016fbe1" officeooo:paragraph-rsid="0016fbe1"/>
    </style:style>
    <style:style style:name="P4" style:family="paragraph" style:parent-style-name="Standard">
      <style:text-properties fo:font-size="12pt" officeooo:rsid="00144ea3" officeooo:paragraph-rsid="00144ea3"/>
    </style:style>
    <style:style style:name="P5" style:family="paragraph" style:parent-style-name="Standard">
      <style:text-properties fo:font-size="12pt" officeooo:rsid="0018dff0" officeooo:paragraph-rsid="0018dff0"/>
    </style:style>
    <style:style style:name="P6" style:family="paragraph" style:parent-style-name="Standard">
      <style:text-properties officeooo:rsid="001cf28a" officeooo:paragraph-rsid="001cf28a"/>
    </style:style>
    <style:style style:name="T1" style:family="text">
      <style:text-properties officeooo:rsid="0018dff0"/>
    </style:style>
    <style:style style:name="T2" style:family="text">
      <style:text-properties officeooo:rsid="001c5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ing:</text:p>
      <text:p text:style-name="P1"/>
      <text:p text:style-name="P4">Tensorflow:</text:p>
      <text:p text:style-name="P4"/>
      <text:p text:style-name="P4">Relu with 8 hidden layers – sweep, pseudoSweep and cf</text:p>
      <text:p text:style-name="P5"/>
      <text:p text:style-name="P1"/>
      <text:p text:style-name="P3">Local:</text:p>
      <text:p text:style-name="P3"/>
      <text:p text:style-name="P3">Normal for 1 layer, 20 <text:span text:style-name="T2">experiments</text:span> to count number of epochs needed </text:p>
      <text:p text:style-name="P1"/>
      <text:p text:style-name="P1"/>
      <text:p text:style-name="P1">Todo:</text:p>
      <text:p text:style-name="P1"/>
      <text:p text:style-name="P6">MLP with 8 layers</text:p>
      <text:p text:style-name="P1">Dropout 0.1, 0.2, 0.3, 0.4, 0.5, etc.</text:p>
      <text:p text:style-name="P2">Number of epochs taken to train – cf 20, pseudoSweep 20, sweep 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0:07:37.787236417</meta:creation-date>
    <dc:date>2018-09-18T19:18:51.824503799</dc:date>
    <meta:editing-duration>PT2H39M5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8" meta:character-count="272" meta:non-whitespace-character-count="230"/>
  </office:meta>
</office:document-meta>
</file>